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8cm" fo:min-width="3.438cm"/>
    </style:style>
    <style:style style:name="gr2" style:family="graphic" style:parent-style-name="standard">
      <style:graphic-properties draw:textarea-horizontal-align="justify" draw:textarea-vertical-align="middle" draw:auto-grow-height="false" fo:min-height="2.544cm" fo:min-width="3.18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none" draw:fill="none" fo:min-height="1.017cm"/>
    </style:style>
    <style:style style:name="gr5" style:family="graphic" style:parent-style-name="standard">
      <style:graphic-properties draw:textarea-horizontal-align="justify" draw:textarea-vertical-align="middle" draw:auto-grow-height="false" fo:min-height="4.83cm" fo:min-width="4.019cm"/>
    </style:style>
    <style:style style:name="gr6" style:family="graphic" style:parent-style-name="standard">
      <style:graphic-properties draw:textarea-horizontal-align="justify" draw:textarea-vertical-align="middle" draw:auto-grow-height="false" fo:min-height="1.338cm" fo:min-width="3.438cm"/>
    </style:style>
    <style:style style:name="gr7" style:family="graphic" style:parent-style-name="standard">
      <style:graphic-properties draw:textarea-horizontal-align="justify" draw:textarea-vertical-align="middle" draw:auto-grow-height="false" fo:min-height="3.814cm" fo:min-width="3.31cm"/>
    </style:style>
    <style:style style:name="gr8" style:family="graphic" style:parent-style-name="standard">
      <style:graphic-properties draw:textarea-horizontal-align="justify" draw:textarea-vertical-align="middle" draw:auto-grow-height="false" fo:min-height="1.03cm" fo:min-width="2.194cm"/>
    </style:style>
    <style:style style:name="gr9" style:family="graphic" style:parent-style-name="standard">
      <style:graphic-properties svg:stroke-opacity="0%" draw:fill-color="#00ffff" draw:opacity="20%" draw:textarea-horizontal-align="justify" draw:textarea-vertical-align="top" draw:auto-grow-height="false" fo:min-height="11.307cm" fo:min-width="18.423cm"/>
    </style:style>
    <style:style style:name="gr10" style:family="graphic" style:parent-style-name="standard">
      <style:graphic-properties svg:stroke-opacity="0%" draw:fill-color="#00ffff" draw:opacity="20%" draw:textarea-horizontal-align="justify" draw:textarea-vertical-align="middle" draw:auto-grow-height="false" fo:min-height="13.72cm" fo:min-width="9.279cm"/>
    </style:style>
    <style:style style:name="gr11" style:family="graphic" style:parent-style-name="standard">
      <style:graphic-properties svg:stroke-opacity="0%" draw:fill-color="#ff3333" draw:opacity="20%" draw:textarea-horizontal-align="justify" draw:textarea-vertical-align="bottom" draw:auto-grow-height="false" fo:min-height="13.498cm" fo:min-width="8.644cm"/>
    </style:style>
    <style:style style:name="co1" style:family="table-column">
      <style:table-column-properties style:column-width="2.232cm" style:use-optimal-column-width="false"/>
    </style:style>
    <style:style style:name="co2" style:family="table-column">
      <style:table-column-properties style:column-width="4.433cm" style:use-optimal-column-width="false"/>
    </style:style>
    <style:style style:name="ro1" style:family="table-row">
      <style:table-row-properties style:row-height="1.659cm"/>
    </style:style>
    <style:style style:name="ro2" style:family="table-row">
      <style:table-row-properties style:row-height="1.138cm"/>
    </style:style>
    <style:style style:name="ro3" style:family="table-row">
      <style:table-row-properties style:row-height="1.106cm"/>
    </style:style>
    <style:style style:name="ro4" style:family="table-row">
      <style:table-row-properties style:row-height="0.714cm"/>
    </style:style>
    <style:style style:name="ro5" style:family="table-row">
      <style:table-row-properties style:row-height="0.6cm"/>
    </style:style>
    <style:style style:name="ce1" style:family="table-cell">
      <loext:graphic-properties style:repeat="repeat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style:repeat="repeat"/>
      <style:paragraph-properties fo:text-align="center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-color="#00ffff" draw:opacity="2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-color="#00ffff" draw:opacity="20%"/>
      <style:paragraph-properties fo:text-align="center"/>
    </style:style>
    <style:style style:name="P8" style:family="paragraph">
      <loext:graphic-properties draw:fill-color="#ff3333" draw:opacity="2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3.937cm" svg:height="2.286cm" svg:x="1.508cm" svg:y="3.667cm">
          <text:p text:style-name="P1">Raw</text:p>
          <text:p text:style-name="P1">training 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3" draw:id="id3" draw:layer="layout" svg:width="3.937cm" svg:height="2.286cm" svg:x="9.763cm" svg:y="3.54cm">
          <text:p text:style-name="P1">Raw</text:p>
          <text:p text:style-name="P1">testing 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1" draw:id="id1" draw:layer="layout" svg:width="3.937cm" svg:height="2.286cm" svg:x="16.113cm" svg:y="3.413cm">
          <text:p text:style-name="P1">Song</text:p>
          <text:p text:style-name="P1">featur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2" draw:id="id2" draw:layer="layout" svg:width="3.683cm" svg:height="2.794cm" svg:x="16.24cm" svg:y="9.509cm">
          <text:p text:style-name="P1">Cluster</text:p>
          <text:p text:style-name="P1">song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8.082cm" svg:y1="5.699cm" svg:x2="18.081cm" svg:y2="9.509cm" draw:start-shape="id1" draw:start-glue-point="7" draw:end-shape="id2" svg:d="M18082 5699v1906h-1v1904" svg:viewBox="0 0 2 3811">
          <text:p/>
        </draw:connector>
        <draw:frame draw:style-name="gr4" draw:text-style-name="P3" draw:layer="layout" svg:width="4.318cm" svg:height="1.267cm" draw:transform="rotate (-1.5695745963185) translate (19.918cm 5.443cm)">
          <draw:text-box>
            <text:p text:style-name="P1"><text:span text:style-name="T1">&lt;S_id,Fai,Fbi&gt;</text:span></text:p>
          </draw:text-box>
        </draw:frame>
        <draw:frame draw:style-name="standard" xml:id="id5" draw:id="id5" draw:layer="layout" svg:width="6.664cm" svg:height="5.788cm" svg:x="13.697cm" svg:y="16.20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">Cluster name</text:span></text:p>
              </table:table-cell>
              <table:table-cell>
                <text:p text:style-name="P4"><text:span text:style-name="T2">Songs</text:span></text:p>
              </table:table-cell>
            </table:table-row>
            <table:table-row table:style-name="ro2" table:default-cell-style-name="ce2">
              <table:table-cell>
                <text:p text:style-name="P4">C1</text:p>
              </table:table-cell>
              <table:table-cell>
                <text:p text:style-name="P4">{S1,S2,S3,...}</text:p>
              </table:table-cell>
            </table:table-row>
            <table:table-row table:style-name="ro3" table:default-cell-style-name="ce2">
              <table:table-cell>
                <text:p text:style-name="P4">C2</text:p>
              </table:table-cell>
              <table:table-cell>
                <text:p text:style-name="P4">{S5,S45,S90,...}</text:p>
              </table:table-cell>
            </table:table-row>
            <table:table-row table:style-name="ro4" table:default-cell-style-name="ce2">
              <table:table-cell>
                <text:p text:style-name="P4">.</text:p>
              </table:table-cell>
              <table:table-cell>
                <text:p text:style-name="P4">.</text:p>
              </table:table-cell>
            </table:table-row>
            <table:table-row table:style-name="ro5" table:default-cell-style-name="ce2">
              <table:table-cell>
                <text:p text:style-name="P4">Cn</text:p>
              </table:table-cell>
              <table:table-cell>
                <text:p text:style-name="P4">{Sm,Sn,Sp,...}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" draw:text-style-name="P1" xml:id="id4" draw:id="id4" draw:layer="layout" svg:width="4.519cm" svg:height="5.08cm" svg:x="9.562cm" svg:y="7.985cm">
          <text:p text:style-name="P1">Rate testing</text:p>
          <text:p text:style-name="P1">data based on</text:p>
          <text:p text:style-name="P1"><text:span text:style-name="T3">closest song</text:span></text:p>
          <text:p text:style-name="P1"><text:span text:style-name="T3">in clusture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3.937cm" svg:height="2.54cm" svg:x="1.635cm" svg:y="13.446cm">
          <text:p text:style-name="P1">New</text:p>
          <text:p text:style-name="P1">training 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2" draw:layer="layout" draw:type="line" svg:x1="11.732cm" svg:y1="5.826cm" svg:x2="11.821cm" svg:y2="7.985cm" draw:start-shape="id3" draw:start-glue-point="7" draw:end-shape="id4" svg:d="M11732 5826l89 2159" svg:viewBox="0 0 90 2160">
          <text:p/>
        </draw:connector>
        <draw:connector draw:style-name="gr3" draw:text-style-name="P2" draw:layer="layout" draw:type="line" svg:x1="18.081cm" svg:y1="12.303cm" svg:x2="17.029cm" svg:y2="16.205cm" draw:start-shape="id2" draw:start-glue-point="2" draw:end-shape="id5" draw:end-glue-point="0" svg:d="M18081 12303l-1052 3902" svg:viewBox="0 0 1053 3903">
          <text:p/>
        </draw:connector>
        <draw:connector draw:style-name="gr3" draw:text-style-name="P2" draw:layer="layout" svg:x1="3.477cm" svg:y1="5.953cm" svg:x2="9.562cm" svg:y2="10.525cm" draw:start-shape="id6" draw:start-glue-point="7" draw:end-shape="id4" draw:end-glue-point="3" svg:d="M3477 5953v4572h6085" svg:viewBox="0 0 6086 4573">
          <text:p/>
        </draw:connector>
        <draw:connector draw:style-name="gr3" draw:text-style-name="P2" draw:layer="layout" svg:x1="13.697cm" svg:y1="19.099cm" svg:x2="14.081cm" svg:y2="10.525cm" draw:start-shape="id5" draw:start-glue-point="3" draw:end-shape="id4" draw:end-glue-point="1" svg:d="M13697 19099h-501v-4464h1385v-4110h-500" svg:viewBox="0 0 1386 8575">
          <text:p/>
        </draw:connector>
        <draw:connector draw:style-name="gr3" draw:text-style-name="P2" draw:layer="layout" svg:x1="11.821cm" svg:y1="13.065cm" svg:x2="5.572cm" svg:y2="14.716cm" draw:start-shape="id4" draw:start-glue-point="2" draw:end-shape="id7" svg:d="M11821 13065v1651h-6249" svg:viewBox="0 0 6250 1652">
          <text:p/>
        </draw:connector>
        <draw:custom-shape draw:style-name="gr7" draw:text-style-name="P1" xml:id="id8" draw:id="id8" draw:layer="layout" svg:width="3.81cm" svg:height="4.064cm" svg:x="1.635cm" svg:y="17.764cm">
          <text:p text:style-name="P1">Collaborative</text:p>
          <text:p text:style-name="P1">Filtering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3.604cm" svg:y1="15.986cm" svg:x2="3.54cm" svg:y2="17.764cm" draw:start-shape="id7" draw:start-glue-point="7" draw:end-shape="id8" svg:d="M3604 15986l-64 1778" svg:viewBox="0 0 65 1779">
          <text:p/>
        </draw:connector>
        <draw:custom-shape draw:style-name="gr8" draw:text-style-name="P1" xml:id="id9" draw:id="id9" draw:layer="layout" svg:width="3.81cm" svg:height="1.81cm" svg:x="1.635cm" svg:y="23.955cm">
          <text:p text:style-name="P1">RM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3.54cm" svg:y1="21.828cm" svg:x2="3.54cm" svg:y2="23.955cm" draw:start-shape="id8" draw:start-glue-point="2" draw:end-shape="id9" draw:end-glue-point="4" svg:d="M3540 21828v2127" svg:viewBox="0 0 1 2128">
          <text:p/>
        </draw:connector>
        <draw:connector draw:style-name="gr3" draw:text-style-name="P2" draw:layer="layout" draw:type="curve" svg:x1="9.763cm" svg:y1="4.683cm" svg:x2="5.445cm" svg:y2="19.796cm" draw:start-shape="id3" draw:start-glue-point="6" draw:end-shape="id8" svg:d="M9763 4683c-3238 0-1080 15113-4318 15113" svg:viewBox="0 0 4319 15114">
          <text:p/>
        </draw:connector>
        <draw:custom-shape draw:style-name="gr9" draw:text-style-name="P6" draw:layer="layout" svg:width="18.923cm" svg:height="11.557cm" svg:x="1.381cm" svg:y="1.635cm">
          <text:p text:style-name="P5"><text:span text:style-name="T4">Content based filtering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9.779cm" svg:height="13.97cm" svg:x="10.525cm" svg:y="13.1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9.144cm" svg:height="13.748cm" svg:x="1.381cm" svg:y="13.192cm">
          <text:p text:style-name="P5"><text:span text:style-name="T4">Collaborative filtering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5T15:41:08.635838486</meta:creation-date>
    <dc:date>2015-11-25T23:47:28.662968815</dc:date>
    <meta:editing-duration>PT2H35M15S</meta:editing-duration>
    <meta:editing-cycles>14</meta:editing-cycles>
    <meta:generator>LibreOffice/5.0.3.2$Linux_X86_64 LibreOffice_project/00m0$Build-2</meta:generator>
    <meta:document-statistic meta:object-count="22"/>
  </office:meta>
</office:document-meta>
</file>